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371cm"/>
    </style:style>
    <style:style style:name="gr3" style:family="graphic" style:parent-style-name="standard">
      <style:graphic-properties draw:stroke="none" draw:fill="none" fo:min-height="6.488cm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2.572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family="'Liberation Mono'" style:font-family-generic="modern" style:font-pitch="fixed" fo:font-size="2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/>
    </style:style>
    <style:style style:name="P3" style:family="paragraph">
      <style:paragraph-properties fo:margin-top="0.42cm" fo:margin-bottom="0.35cm"/>
      <style:text-properties fo:font-family="'Liberation Mono'" style:font-family-generic="modern" style:font-pitch="fixed" fo:font-size="22pt" style:font-size-asian="22pt" style:font-size-complex="22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family="'Liberation Mono'" style:font-family-generic="modern" style:font-pitch="fixed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draw:frame presentation:style-name="pr1" draw:layer="layout" svg:width="25.199cm" svg:height="3.506cm" svg:x="1.301cm" svg:y="0cm" presentation:class="title">
          <draw:text-box>
            <text:p>RESTful API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Zack</text:p>
            <text:p text:style-name="P1">Columbia University ADI</text:p>
            <text:p text:style-name="P1">November 15, 2011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Before we begin...</text:p>
          </draw:text-box>
        </draw:frame>
        <draw:frame presentation:style-name="pr5" draw:layer="layout" svg:width="25.199cm" svg:height="14.992cm" svg:x="1.4cm" svg:y="4.914cm" presentation:class="outline" presentation:user-transformed="true">
          <draw:text-box>
            <text:list text:style-name="L2">
              <text:list-item>
                <text:p>What is REST?</text:p>
                <text:list>
                  <text:list-item>
                    <text:p><text:span text:style-name="T1">HTTP, REST</text:span></text:p>
                  </text:list-item>
                  <text:list-item>
                    <text:p>Tools: Web Browser, cURL or Python+requests</text:p>
                  </text:list-item>
                </text:list>
              </text:list-item>
              <text:list-item>
                <text:p>What is an API?</text:p>
              </text:list-item>
              <text:list-item>
                <text:p>What is a RESTful API?</text:p>
                <text:list>
                  <text:list-item>
                    <text:p>What are the advantages? Who uses them?</text:p>
                  </text:list-item>
                  <text:list-item>
                    <text:p>How can I use a RESTful API as a client?</text:p>
                    <text:list>
                      <text:list-item>
                        <text:p>Tools: Web Browser, cURL, or Python+requests</text:p>
                      </text:list-item>
                    </text:list>
                  </text:list-item>
                  <text:list-item>
                    <text:p>How can I implement a RESTful API?</text:p>
                    <text:list>
                      <text:list-item>
                        <text:p>Tools: Python + http-par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What is RES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T = Representational State Transfer</text:p>
              </text:list-item>
              <text:list-item>
                <text:p>Due to a smart guy named Roy Fielding</text:p>
              </text:list-item>
              <text:list-item>
                <text:p>Wikipedia: “style of software architecture for distributed hypermedia systems”</text:p>
              </text:list-item>
              <text:list-item>
                <text:p>Client/server communication</text:p>
              </text:list-item>
              <text:list-item>
                <text:p>Stateless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What is RES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does it work?</text:p>
                <text:list>
                  <text:list-item>
                    <text:p>Client sends a request</text:p>
                  </text:list-item>
                  <text:list-item>
                    <text:p>Server sends a response</text:p>
                  </text:list-item>
                  <text:list-item>
                    <text:p>End of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What is RES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TTP</text:p>
                <text:list>
                  <text:list-item>
                    <text:p>HyperText Transfer Protocol</text:p>
                  </text:list-item>
                  <text:list-item>
                    <text:p>Also due to Roy Fielding</text:p>
                  </text:list-item>
                  <text:list-item>
                    <text:p>Drives the WWW</text:p>
                  </text:list-item>
                  <text:list-item>
                    <text:p>Closely associated with 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What is RES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ow does HTTP work?</text:p>
                <text:list>
                  <text:list-item>
                    <text:p>You type “reddit.com” into your web browser</text:p>
                  </text:list-item>
                  <text:list-item>
                    <text:p>Browser sends HTTP request header to Reddit</text:p>
                    <text:list>
                      <text:list-item>
                        <text:p>Can use different methods or “verbs”: i.e. GET, POST, PUT, DELETE <text:s text:c="2"/></text:p>
                      </text:list-item>
                    </text:list>
                  </text:list-item>
                  <text:list-item>
                    <text:p>Reddit sends back HTTP response header and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HTTP Request</text:p>
          </draw:text-box>
        </draw:frame>
        <draw:frame draw:style-name="gr2" draw:text-style-name="P2" draw:layer="layout" svg:width="17.145cm" svg:height="5.621cm" svg:x="1.905cm" svg:y="5.809cm">
          <draw:text-box>
            <text:p text:style-name="P2"><text:span text:style-name="T2">GET / HTTP/1.1</text:span></text:p>
            <text:p text:style-name="P2"><text:span text:style-name="T2">Host: www.reddit.com</text:span></text:p>
            <text:p text:style-name="P2"><text:span text:style-name="T2">User-Agent: Mozilla Firefox</text:span></text:p>
            <text:p text:style-name="P2"><text:span text:style-name="T2">Connection: close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HTTP Response</text:p>
          </draw:text-box>
        </draw:frame>
        <draw:frame draw:style-name="gr3" draw:text-style-name="P3" draw:layer="layout" svg:width="26.035cm" svg:height="12.827cm" svg:x="1.017cm" svg:y="5.04cm">
          <draw:text-box>
            <text:p text:style-name="P3"><text:span text:style-name="T2">HTTP/1.1 200 OK</text:span></text:p>
            <text:p text:style-name="P3"><text:span text:style-name="T2">Content-Type: text/html; charset=UTF-8</text:span></text:p>
            <text:p text:style-name="P3"><text:span text:style-name="T2">Set-Cookie: reddit_first=%7B%22organic_pos%22%3A%201%2C%20%22firsttime%22%3A%20%22first%22%7D; Domain=reddit.com; expires=Thu, 31 Dec 2037 23:59:59 GMT; Path=/</text:span></text:p>
            <text:p text:style-name="P3"><text:span text:style-name="T2">Server: '; DROP TABLE servertypes; --</text:span></text:p>
            <text:p text:style-name="P3"><text:span text:style-name="T2">Date: Mon, 14 Nov 2011 02:11:19 GMT</text:span></text:p>
            <text:p text:style-name="P3"><text:span text:style-name="T2">Transfer-Encoding: <text:s/>chunked</text:span></text:p>
            <text:p text:style-name="P3"><text:span text:style-name="T2">Connection: close</text:span></text:p>
            <text:p text:style-name="P3"><text:span text:style-name="T2">Connection: Transfer-Encoding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What is RES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ee HTTP for yourself!</text:p>
                <text:list>
                  <text:list-item>
                    <text:p><text:a xlink:href="http://www.htttools.com:8080/">http://www.htttools.com:8080/</text:a></text:p>
                  </text:list-item>
                  <text:list-item>
                    <text:p><text:a xlink:href="http://www.rexswain.com/httpview.html">http://www.rexswain.com/httpview.html</text:a></text:p>
                  </text:list-item>
                  <text:list-item>
                    <text:p><text:a xlink:href="http://djce.org.uk/utils/echo.cgi">http://djce.org.uk/utils/echo.cgi</text:a></text:p>
                  </text:list-item>
                  <text:list-item>
                    <text:p>CURL / Python break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What is an API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pplication Programmer Interface</text:p>
              </text:list-item>
              <text:list-item>
                <text:p>You could have standalone software that doesn't talk to any other software ever</text:p>
              </text:list-item>
              <text:list-item>
                <text:p>But that's lame!</text:p>
              </text:list-item>
              <text:list-item>
                <text:p>Provide an API so other programmers can use your awesome stuff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What is an API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amples:</text:p>
                <text:list>
                  <text:list-item>
                    <text:p>Java standard library: String.length(), Math.sqrt(double a) at <text:a xlink:href="http://download.oracle.com/javase/6/docs/api/">http://download.oracle.com/javase/6/docs/api/</text:a></text:p>
                  </text:list-item>
                  <text:list-item>
                    <text:p>Microsoft Windows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What's a RESTful API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ather than programming language-specific bindings, use REST architecture</text:p>
              </text:list-item>
              <text:list-item>
                <text:p>Often built on HTTP, since that's already been implemented (don't reinvent the wheel)</text:p>
              </text:list-item>
              <text:list-item>
                <text:p>Advantages:</text:p>
                <text:list>
                  <text:list-item>
                    <text:p>Language agnostic</text:p>
                  </text:list-item>
                  <text:list-item>
                    <text:p>Flexible</text:p>
                  </text:list-item>
                  <text:list-item>
                    <text:p>Client/server</text:p>
                  </text:list-item>
                  <text:list-item>
                    <text:p>Stat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What's a RESTful API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ow would it work (abstractly)?</text:p>
                <text:list>
                  <text:list-item>
                    <text:p>HTTP methods: GET, POST, PUT, DELETE</text:p>
                  </text:list-item>
                  <text:list-item>
                    <text:p>CRUD mapping (but not universally agreed upon)</text:p>
                  </text:list-item>
                </text:list>
              </text:list-item>
              <text:list-item>
                <text:p>Examples:</text:p>
                <text:list>
                  <text:list-item>
                    <text:p>CouchDB</text:p>
                  </text:list-item>
                  <text:list-item>
                    <text:p>Twitter</text:p>
                  </text:list-item>
                  <text:list-item>
                    <text:p>FourSquare</text:p>
                  </text:list-item>
                  <text:list-item>
                    <text:p>Facebook</text:p>
                  </text:list-item>
                  <text:list-item>
                    <text:p>Tumb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Let's try it out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witter</text:p>
                <text:list>
                  <text:list-item>
                    <text:p>https://dev.twitter.com/docs/api</text:p>
                  </text:list-item>
                  <text:list-item>
                    <text:p>Python/cURL or web browser</text:p>
                  </text:list-item>
                  <text:list-item>
                    <text:p><text:a xlink:href="http://api.twitter.com/1/statuses/">http://api.twitter.com/1/statuses/</text:a><text:line-break/>user_timeline.xml?count=1&amp;screen_name=50c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Let's try it out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t's write an app with a RESTful API</text:p>
                <text:list>
                  <text:list-item>
                    <text:p>World's lamest website (we only have an hour!)</text:p>
                  </text:list-item>
                  <text:list-item>
                    <text:p>Username/Password</text:p>
                  </text:list-item>
                  <text:list-item>
                    <text:p>Keeps track of number of logins</text:p>
                  </text:list-item>
                  <text:list-item>
                    <text:p>Ability to access that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The Future</text:p>
          </draw:text-box>
        </draw:frame>
        <draw:frame presentation:style-name="pr5" draw:layer="layout" svg:width="25.199cm" svg:height="15.141cm" svg:x="1.4cm" svg:y="4.914cm" presentation:class="outline" presentation:user-transformed="true">
          <draw:text-box>
            <text:list text:style-name="L2">
              <text:list-item>
                <text:p>More features:</text:p>
                <text:list>
                  <text:list-item>
                    <text:p>Hook up to database, persistent storage</text:p>
                  </text:list-item>
                  <text:list-item>
                    <text:p>Better authentication</text:p>
                  </text:list-item>
                  <text:list-item>
                    <text:p>Better-defined API</text:p>
                  </text:list-item>
                  <text:list-item>
                    <text:p>Scalability</text:p>
                  </text:list-item>
                  <text:list-item>
                    <text:p>Web site</text:p>
                  </text:list-item>
                  <text:list-item>
                    <text:p>Error handling, robust design</text:p>
                  </text:list-item>
                </text:list>
              </text:list-item>
              <text:list-item>
                <text:p>Frameworks</text:p>
                <text:list>
                  <text:list-item>
                    <text:p>Python: Django (with extensions)</text:p>
                  </text:list-item>
                  <text:list-item>
                    <text:p>Ruby: R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Resources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http://en.wikipedia.org/wiki/Representational_state_transfer</text:span></text:p>
              </text:list-item>
              <text:list-item>
                <text:p><text:span text:style-name="T3">http://en.wikipedia.org/wiki/Representational_state_transfer#RESTful_web_services</text:span></text:p>
              </text:list-item>
              <text:list-item>
                <text:p><text:span text:style-name="T3">http://en.wikipedia.org/wiki/Hypertext_Transfer_Protocol</text:span></text:p>
              </text:list-item>
              <text:list-item>
                <text:p><text:span text:style-name="T4">http://en.wikipedia.org/wiki/HTTP#Request_methods</text:span></text:p>
              </text:list-item>
              <text:list-item>
                <text:p><text:span text:style-name="T4">http://en.wikipedia.org/wiki/Roy_Fielding</text:span></text:p>
              </text:list-item>
              <text:list-item>
                <text:p><text:span text:style-name="T4">http://www.tumblr.com/docs/en/api/v2</text:span></text:p>
              </text:list-item>
              <text:list-item>
                <text:p><text:span text:style-name="T4">https://dev.twitter.com/docs/api</text:span></text:p>
              </text:list-item>
              <text:list-item>
                <text:p text:style-name="P4"><text:span text:style-name="T4">http://couchdb.apache.org/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13T20:44:31</meta:creation-date>
    <meta:editing-duration>PT1H23M55S</meta:editing-duration>
    <meta:editing-cycles>8</meta:editing-cycles>
    <dc:date>2011-11-13T22:32:46</dc:date>
    <meta:generator>LibreOffice/3.3$Linux LibreOffice_project/330m19$Build-401</meta:generator>
    <meta:document-statistic meta:object-count="100"/>
  </office:meta>
</office:document-meta>
</file>